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Standardnípísmoodstavce" style:family="text">
      <style:text-properties fo:font-weight="bold" style:font-weight-asian="bold" style:font-weight-complex="bold"/>
    </style:style>
    <style:style style:name="T3" style:parent-style-name="Standardnípísmoodstavce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Plastika nehtového lůžka<text:s/></text:span>je výkon, ke kterému přistupujeme po vyčerpání všech ostatních možností ovlivnění tkání a kožních valů bránících zdravému růstu nehtu.</text:p>
      <text:p text:style-name="Standard"/>
      <text:p text:style-name="Standard">Příprava je důležitá součást výkonu: Nejprve je nutné zjistit pravou příčinu zarůstání nehtů, dále velmi důkladně vyšetřit anatomické poměry a stav nehtové ploténky. V tuto chvíli bývá vhodné dohodnout případnou spolupráci s podologickým specialistou nebo alespoň s aktivním pedikúristou.</text:p>
      <text:p text:style-name="Standard"/>
      <text:p text:style-name="Standard">Zásadní roli hraje přítomnost exostózy skeletu posledního článku prstu. Růstem exostózy dochází <text:s/>k deformaci nehtového lůžka a tím celého nehtu. Pokud je exostóza přítomna, pak je celé léčení založeno na kombinaci péče o nehet s chirurgickým odstraněním exostózy.</text:p>
      <text:p text:style-name="Standard"/>
      <text:p text:style-name="Standard"><text:span text:style-name="T3">Odstranění exostózy<text:s/></text:span>je invazivní výkon založený na odstranění vazivového či chrupavčitého valu na nehtové drsnatině posledního článku prstu vzniklé většinou úrazem, ale také dlouhodobým drážděním.</text:p>
      <text:p text:style-name="Standard"/>
      <text:p text:style-name="Standard">Samotný výkon je prováděn v místní anestezii s použitím turniketu k dokonalejšímu znecitlivění. Řez je veden po obvodu prstu, po odstranění příčiny potíží je provedena sutura jednotlivými stehy a rána sterilně zakryta.</text:p>
      <text:p text:style-name="Standard"/>
      <text:p text:style-name="Standard">Pacient opouští ambulanci v době plně účinné místní anestezie, poučen o užívání analgetik a režimu ošetřování vč. převazů. Tyto mohou být dle individuálního přístupu pacientů prováděny v chirurgických ambulancích v místě bydliště nebo po poučení samotným pacientem v domácích podmínkách.</text:p>
      <text:p text:style-name="Standard"/>
      <text:p text:style-name="Standard">Doporučujeme v prvních 14 dnech po výkonu zachovávat přísný klid na lůžku s elevací končetiny, v žádném případě na končetinu nedošlapovat, k přesunu na hygienu, jídlo a po bytě používat oporu berlí.</text:p>
      <text:p text:style-name="Standard"/>
      <text:p text:style-name="Standard">O případné profylaxi antibiotiky rozhodne operatér na základě stavu končetiny a pacienta s přihlédnutím k možné infekční komplikaci. Nasazenou léčbu je pak pacient povinen dodržovat.</text:p>
      <text:p text:style-name="Standard">Stejně tak je nutné zvážit ponechání často ne zcela zdravého nehtu, často napadeného mykozou. O případném odstranění nehtu bude rozhodnuto po dohodě s pacientem, který musí po poradě s operatérem sám zvážit vysoké riziko poškození nehtového lůžka ponecháním nemocného a poškozeného nehtu.</text:p>
      <text:p text:style-name="Standard"/>
      <text:p text:style-name="Standard">Extrakce stehů se provádí nejčastěji 14. - 16. den po výkonu, vždy po zhodnocení hojení tkání operatérem nebo určeným lékařem se zkušeností v oboru. Další péče o měkké tkáně končetiny se soustředí na obnovení vitality kožního krytu posledního článku operovaného prstu.</text:p>
      <text:p text:style-name="Standard"/>
      <text:p text:style-name="Standard">Za 4-6 týdnů po extrakci stehů doporučujeme zahájení konečné fáze léčení se specialistou podologické poradny. Tato fáze je nutná k doléčení postranních kožních valů a modelaci prstu. Výsledkem dobré spolupráce je zdravě rostoucí nehet v klidném nehtovém lůžku.</text:p>
      <text:p text:style-name="Standard"/>
      <text:p text:style-name="Standard">K samotnému výkonu je vhodné přinést s sebou francouzské hole, extrémně volnou obuv (dopor. Crocs), analgetikum k užití na cestu domů. Výkon trvá průměrně 45 minu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a Chalušová</dc:creator>
    <meta:creation-date>2025-06-02T21:57:00Z</meta:creation-date>
    <dc:date>2025-06-05T21:28:00Z</dc:date>
    <meta:template xlink:href="Normal" xlink:type="simple"/>
    <meta:editing-cycles>4</meta:editing-cycles>
    <meta:editing-duration>PT3720S</meta:editing-duration>
    <meta:document-statistic meta:page-count="1" meta:paragraph-count="5" meta:word-count="404" meta:character-count="2788" meta:row-count="19" meta:non-whitespace-character-count="2389"/>
  </office:meta>
</office:document-meta>
</file>